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6646in" fo:margin-left="-0.075in" fo:margin-top="0in" fo:margin-bottom="0in" table:align="left" style:writing-mode="lr-tb"/>
    </style:style>
    <style:style style:name="Table1.A" style:family="table-column">
      <style:table-column-properties style:column-width="1.1889in"/>
    </style:style>
    <style:style style:name="Table1.B" style:family="table-column">
      <style:table-column-properties style:column-width="0.6861in"/>
    </style:style>
    <style:style style:name="Table1.C" style:family="table-column">
      <style:table-column-properties style:column-width="0.789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1569in" fo:margin-left="-0.075in" fo:margin-top="0in" fo:margin-bottom="0in" table:align="left" style:writing-mode="lr-tb"/>
    </style:style>
    <style:style style:name="Table2.A" style:family="table-column">
      <style:table-column-properties style:column-width="0.8833in"/>
    </style:style>
    <style:style style:name="Table2.B" style:family="table-column">
      <style:table-column-properties style:column-width="0.8472in"/>
    </style:style>
    <style:style style:name="Table2.C" style:family="table-column">
      <style:table-column-properties style:column-width="1.034in"/>
    </style:style>
    <style:style style:name="Table2.D" style:family="table-column">
      <style:table-column-properties style:column-width="1.0764in"/>
    </style:style>
    <style:style style:name="Table2.E" style:family="table-column">
      <style:table-column-properties style:column-width="1.31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6.8118in" fo:margin-left="-0.075in" fo:margin-top="0in" fo:margin-bottom="0in" table:align="left" style:writing-mode="lr-tb"/>
    </style:style>
    <style:style style:name="Table3.A" style:family="table-column">
      <style:table-column-properties style:column-width="1.3819in"/>
    </style:style>
    <style:style style:name="Table3.B" style:family="table-column">
      <style:table-column-properties style:column-width="1.5035in"/>
    </style:style>
    <style:style style:name="Table3.C" style:family="table-column">
      <style:table-column-properties style:column-width="1.2819in"/>
    </style:style>
    <style:style style:name="Table3.D" style:family="table-column">
      <style:table-column-properties style:column-width="1.1403in"/>
    </style:style>
    <style:style style:name="Table3.E" style:family="table-column">
      <style:table-column-properties style:column-width="1.504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0"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2479in" fo:margin-left="-0.075in" fo:margin-top="0in" fo:margin-bottom="0in" table:align="left" style:writing-mode="lr-tb"/>
    </style:style>
    <style:style style:name="Table4.A" style:family="table-column">
      <style:table-column-properties style:column-width="0.9799in"/>
    </style:style>
    <style:style style:name="Table4.B" style:family="table-column">
      <style:table-column-properties style:column-width="1.0486in"/>
    </style:style>
    <style:style style:name="Table4.C" style:family="table-column">
      <style:table-column-properties style:column-width="1.2194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6"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5271in" fo:margin-left="-0.075in" fo:margin-top="0in" fo:margin-bottom="0in" table:align="left" style:writing-mode="lr-tb"/>
    </style:style>
    <style:style style:name="Table5.A" style:family="table-column">
      <style:table-column-properties style:column-width="1.0646in"/>
    </style:style>
    <style:style style:name="Table5.B" style:family="table-column">
      <style:table-column-properties style:column-width="2.1785in"/>
    </style:style>
    <style:style style:name="Table5.C" style:family="table-column">
      <style:table-column-properties style:column-width="0.6361in"/>
    </style:style>
    <style:style style:name="Table5.D" style:family="table-column">
      <style:table-column-properties style:column-width="0.6472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tab-stops/>
      </style:paragraph-properties>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master-page-name="Standard">
      <style:paragraph-properties fo:margin-left="0in" fo:margin-right="0in" fo:text-indent="0in" style:auto-text-indent="false" style:page-number="auto"/>
    </style:style>
    <style:style style:name="P7" style:family="paragraph" style:parent-style-name="Heading_20_1" style:list-style-name="">
      <style:paragraph-properties fo:margin-left="0in" fo:margin-right="0in" fo:text-indent="0in" style:auto-text-indent="false"/>
    </style:style>
    <style:style style:name="P8" style:family="paragraph" style:parent-style-name="Heading_20_3">
      <style:paragraph-properties fo:margin-left="0in" fo:margin-right="0in" fo:text-indent="0in" style:auto-text-indent="false"/>
    </style:style>
    <style:style style:name="P9" style:family="paragraph" style:parent-style-name="Heading_20_3">
      <style:paragraph-properties fo:margin-left="0in" fo:margin-right="0in" fo:text-indent="0in" style:auto-text-indent="false">
        <style:tab-stops/>
      </style:paragraph-properties>
    </style:style>
    <style:style style:name="P10" style:family="paragraph" style:parent-style-name="Heading_20_3">
      <style:paragraph-properties fo:margin-left="0in" fo:margin-right="0in" fo:text-align="center" style:justify-single-word="false" fo:text-indent="0in" style:auto-text-indent="false">
        <style:tab-stops/>
      </style:paragraph-properties>
    </style:style>
    <style:style style:name="P11" style:family="paragraph" style:parent-style-name="Heading_20_2" style:list-style-name="">
      <style:paragraph-properties fo:margin-left="0in" fo:margin-right="0in"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2pt" fo:language="en" fo:country="US" fo:font-style="normal" style:font-size-asian="12pt" style:language-asian="en" style:country-asian="US" style:font-style-asian="normal"/>
    </style:style>
    <style:style style:name="T5" style:family="text">
      <style:text-properties style:font-name="Times New Roman" fo:font-size="10pt" fo:language="en" fo:country="US" style:font-size-asian="10pt" style:language-asian="en" style:country-asian="US"/>
    </style:style>
    <style:style style:name="T6" style:family="text">
      <style:text-properties style:font-name="Times New Roman" fo:font-size="10pt" fo:language="en" fo:country="US" fo:font-weight="bold" style:font-size-asian="10pt" style:language-asian="en" style:country-asian="US" style:font-weight-asian="bold"/>
    </style:style>
    <style:style style:name="T7" style:family="text">
      <style:text-properties style:font-name="Times New Roman" fo:font-size="10pt" style:font-size-asian="10pt"/>
    </style:style>
    <style:style style:name="T8" style:family="text">
      <style:text-properties style:font-name="Times New Roman" fo:font-size="10pt" fo:font-weight="bold" style:font-size-asian="10pt" style:font-weight-asian="bold"/>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h text:style-name="P7" text:outline-level="1"><text:span text:style-name="T3">ENVIRONMENT &amp; HAZARDS</text:span></text:h>
      <text:p text:style-name="P2"/>
      <text:h text:style-name="P11" text:outline-level="2"><text:span text:style-name="T4">Darkness and Light</text:span></text:h>
      <text:p text:style-name="P1"><text:span text:style-name="T5">It’s a rare mission that doesn’t end up in the dark somewhere, and heroes need a way to see. See Table: Light Sources for the radius that a light source illuminates and how long it lasts.</text:span></text:p>
      <text:p text:style-name="P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h text:style-name="P9" text:outline-level="3"><text:span text:style-name="T2">Table: Light Sources</text:span></text:h>
          </table:table-cell>
          <table:covered-table-cell/>
          <table:covered-table-cell/>
        </table:table-row>
        <table:table-row table:style-name="Table1.2">
          <table:table-cell table:style-name="Table1.A2" office:value-type="string">
            <text:h text:style-name="P9" text:outline-level="3"><text:span text:style-name="T2">Item</text:span></text:h>
          </table:table-cell>
          <table:table-cell table:style-name="Table1.A2" office:value-type="string">
            <text:h text:style-name="P10" text:outline-level="3"><text:span text:style-name="T2">Light</text:span></text:h>
          </table:table-cell>
          <table:table-cell table:style-name="Table1.A2" office:value-type="string">
            <text:h text:style-name="P10" text:outline-level="3"><text:span text:style-name="T2">Duration</text:span></text:h>
          </table:table-cell>
        </table:table-row>
        <table:table-row table:style-name="Table1.2">
          <table:table-cell table:style-name="Table1.A2" office:value-type="string">
            <text:p text:style-name="P1"><text:span text:style-name="T7">Candle</text:span></text:p>
          </table:table-cell>
          <table:table-cell table:style-name="Table1.A2" office:value-type="string">
            <text:p text:style-name="P3"><text:span text:style-name="T7">5 feet</text:span></text:p>
          </table:table-cell>
          <table:table-cell table:style-name="Table1.A2" office:value-type="string">
            <text:p text:style-name="P3"><text:span text:style-name="T7">12 hours</text:span></text:p>
          </table:table-cell>
        </table:table-row>
        <table:table-row table:style-name="Table1.2">
          <table:table-cell table:style-name="Table1.A2" office:value-type="string">
            <text:p text:style-name="P1"><text:span text:style-name="T7">Torch</text:span></text:p>
          </table:table-cell>
          <table:table-cell table:style-name="Table1.A2" office:value-type="string">
            <text:p text:style-name="P3"><text:span text:style-name="T7">20 feet</text:span></text:p>
          </table:table-cell>
          <table:table-cell table:style-name="Table1.A2" office:value-type="string">
            <text:p text:style-name="P3"><text:span text:style-name="T7">2 hours</text:span></text:p>
          </table:table-cell>
        </table:table-row>
        <table:table-row table:style-name="Table1.2">
          <table:table-cell table:style-name="Table1.A2" office:value-type="string">
            <text:p text:style-name="P1"><text:span text:style-name="T7">Halogen lantern</text:span></text:p>
          </table:table-cell>
          <table:table-cell table:style-name="Table1.A2" office:value-type="string">
            <text:p text:style-name="P3"><text:span text:style-name="T7">40 feet</text:span></text:p>
          </table:table-cell>
          <table:table-cell table:style-name="Table1.A2" office:value-type="string">
            <text:p text:style-name="P3"><text:span text:style-name="T7">24 hours</text:span></text:p>
          </table:table-cell>
        </table:table-row>
        <table:table-row table:style-name="Table1.2">
          <table:table-cell table:style-name="Table1.A2" office:value-type="string">
            <text:p text:style-name="P1"><text:span text:style-name="T7">Flashlight</text:span></text:p>
          </table:table-cell>
          <table:table-cell table:style-name="Table1.A2" office:value-type="string">
            <text:p text:style-name="P3"><text:span text:style-name="T7">20 feet*</text:span></text:p>
          </table:table-cell>
          <table:table-cell table:style-name="Table1.A2" office:value-type="string">
            <text:p text:style-name="P3"><text:span text:style-name="T7">6 hours</text:span></text:p>
          </table:table-cell>
        </table:table-row>
        <table:table-row table:style-name="Table1.1">
          <table:table-cell table:style-name="Table1.A7" table:number-columns-spanned="3" office:value-type="string">
            <text:p text:style-name="P5"><text:span text:style-name="T7">*Creates a beam 30 feet long and 5 feet high.</text:span></text:p>
          </table:table-cell>
          <table:covered-table-cell/>
          <table:covered-table-cell/>
        </table:table-row>
      </table:table>
      <text:p text:style-name="P2"/>
      <text:h text:style-name="P11" text:outline-level="2"><text:span text:style-name="T4">Heat and Cold</text:span></text:h>
      <text:p text:style-name="P1"><text:span text:style-name="T5">Heat and cold deal damage that cannot be recovered until the character counteracts or escapes the inclement temperature. As soon as the character suffers any damage from heat or cold, he or she is considered fatigued.</text:span></text:p>
      <text:p text:style-name="P1"><text:span text:style-name="T5">A character not properly equipped to counteract the heat or cold must attempt a Fortitude saving throw each hour (DC 15, +1 for each previous check). Failure means that the character loses 1d4 hit points. Heavy clothing or armor provides a –4 penalty on saves against heat but grants a +4 equipment bonus on saves against cold. A character who succeeds at a Survival check (DC 15) gains a +4 competence bonus on the save (see the Survival skill).</text:span></text:p>
      <text:p text:style-name="P1"><text:span text:style-name="T5">Searing heat or bitter cold (desert or arctic conditions) forces a character to make a Fortitude save every 10 minutes. Failure means that the character loses 1d6 hit points. Appropriate clothing and successful use of the Survival skill can modify the save, as noted above.</text:span></text:p>
      <text:p text:style-name="P2"/>
      <text:h text:style-name="P11" text:outline-level="2"><text:span text:style-name="T4">Catching on Fire</text:span></text:h>
      <text:p text:style-name="P1"><text:soft-page-break/><text:span text:style-name="T5">Heroes exposed to open flames might find their clothes, hair, or equipment on fire. Heroes at risk of catching fire are allowed a Reflex saving throw (DC 15) to avoid this fate. If a hero’s clothes or hair catch fire, he or she takes 1d6 points of damage immediately. In each subsequent round, the burning hero must make another Reflex saving throw. Failure means he or she takes another 1d6 points of damage that round. Success means that the fire has gone out. (That is, once the character succeeds at the saving throw, he or she is no longer on fire.)</text:span></text:p>
      <text:p text:style-name="P1"><text:span text:style-name="T5">A hero on fire may automatically extinguish the flames by jumping into enough water to douse him or herself. If no body of water is at hand, rolling on the ground or smothering the fire with blankets or the like permits the hero another save with a +4 bonus.</text:span></text:p>
      <text:p text:style-name="P2"/>
      <text:h text:style-name="P11" text:outline-level="2"><text:span text:style-name="T4">Starvation and Thirst</text:span></text:h>
      <text:p text:style-name="P1"><text:span text:style-name="T5">Sometimes heroes might find themselves without food and water. In normal climates, heroes need at least 1/2 gallon of fluids and about 1/4 pound of decent food per day to avoid the threat of starvation. In very hot climates, heroes need two or three times as much water to avoid dehydration. </text:span></text:p>
      <text:p text:style-name="P1"><text:span text:style-name="T5">A character can go without water for one day plus a number of hours equal to his or her Constitution score. After this, the character must make a Constitution check each hour (DC 10, +1 for each previous check) or take 1d6 points of damage.</text:span></text:p>
      <text:p text:style-name="P1"><text:span text:style-name="T5">A character can go without food for three days, in growing discomfort. After this, the character must make a Constitution check each day (DC 10, +1 for each previous check) or sustain 1d6 points of damage. </text:span></text:p>
      <text:p text:style-name="P1"><text:span text:style-name="T5">Damage from thirst or starvation cannot be recovered until the hero gets water or food, as needed. Even magical or psionic effects that restore hit points cannot heal this damage.</text:span></text:p>
      <text:p text:style-name="P2"/>
      <text:h text:style-name="P11" text:outline-level="2"><text:span text:style-name="T4">Suffocation and Drowning</text:span></text:h>
      <text:p text:style-name="P1"><text:span text:style-name="T5">A character in an airless environment (underwater, vacuum) can hold his or her breath for a number of rounds equal to his or her Constitution score. After this period of time, the character must make a Constitution check (DC 10) every round to continue holding his or her breath. Each round, the DC of the Constitution check increases by 1. </text:span></text:p>
      <text:p text:style-name="P1"><text:span text:style-name="T5">When the character fails one of these Constitution checks, he or she begins to suffocate or drown. In the next round, the character falls unconscious with 0 hit points. In the following round, the character drops to –1 hit points and is dying. In the third round after failing the check, the character dies of suffocation or drowning.</text:span></text:p>
      <text:p text:style-name="P2"/>
      <text:h text:style-name="P11" text:outline-level="2"><text:span text:style-name="T4">Smoke</text:span></text:h>
      <text:p text:style-name="P1"><text:span text:style-name="T5">Characters breathing heavy smoke or similar toxic gases must make a Constitution check (DC 10, +1 for each previous check) each round or spend that round choking and coughing. Characters who choke for 2 consecutive rounds take 1d6 points of damage. </text:span></text:p>
      <text:p text:style-name="P1"><text:span text:style-name="T5">Smoke also obscures vision, giving one-half concealment (20% miss chance) to characters within it.</text:span></text:p>
      <text:p text:style-name="P2"/>
      <text:h text:style-name="P11" text:outline-level="2"><text:span text:style-name="T4">Strangulation</text:span></text:h>
      <text:p text:style-name="P1"><text:span text:style-name="T5">When a character is strangled by an instrument or an attacker, use the rules below.</text:span></text:p>
      <text:p text:style-name="P1"><text:span text:style-name="T5">A character can strangle or choke a target of the same size category or one size category larger or smaller. <text:s/>The strangling attempt incurs an attack of opportunity.</text:span></text:p>
      <text:p text:style-name="P1"><text:span text:style-name="T5">To begin the choke, the attacker must succeed at an opposed grapple check. If the grapple succeeds, the attacker can choose to deal normal unarmed damage as well as choke the target. The target can hold his of her breath for a number of rounds equal to his or her Constitution score. After this period of time, the target must make a Constitution check (DC 10, +1 for each previous check) every round to continue holding his or her breath. The target begins to suffocate on a failed check (see Suffocation and Drowning).</text:span></text:p>
      <text:p text:style-name="P1"><text:soft-page-break/><text:span text:style-name="T5">If at any time the target breaks free or slips free of the grapple, the stranglehold is broken (although any damage that was dealt remains). Note that a grappled target who is not pinned can use his or her attack action to strangle his or her attacker.</text:span></text:p>
      <text:p text:style-name="P2"/>
      <text:h text:style-name="P11" text:outline-level="2"><text:span text:style-name="T4">Falling</text:span></text:h>
      <text:p text:style-name="P1"><text:span text:style-name="T5">A character takes 1d6 points of damage for every 10 feet of a fall, to a maximum of 20d6 points. If the character succeeds on a Reflex saving throw (DC 10, +1 for each 10 feet fallen), this damage is halved. If the saving throw fails, full damage is applied.</text:span></text:p>
      <text:p text:style-name="P1"><text:span text:style-name="T5">A character can make a Tumble check (DC 15) to treat a fall as if it were 10 feet shorter when determining the damage and Reflex saving throw DC required by the fall.</text:span></text:p>
      <text:p text:style-name="P2"/>
      <text:h text:style-name="P11" text:outline-level="2"><text:span text:style-name="T4">Falling Objects</text:span></text:h>
      <text:p text:style-name="P1"><text:span text:style-name="T5">Objects that fall upon characters (or creatures or vehicles) deal damage based on their size and the distance fallen, as noted on Table: Damage from Falling Objects.</text:span></text:p>
      <text:p text:style-name="P1"><text:span text:style-name="T5">Objects deal the initial damage given in Table: Damage from Falling Objects if they fall 10 feet or less. An object deals an additional 1d6 points of damage for every 10-foot increment it falls beyond the first (to a maximum of 20d6 points of damage). Objects of Fine size are too small to deal damage, regardless of the distance fallen.</text:span></text:p>
      <text:p text:style-name="P1"><text:span text:style-name="T5">A successful Reflex save indicates that the target takes half damage. The size of the falling object determines the save DC.</text:span></text:p>
      <text:p text:style-name="P1"><text:span text:style-name="T5">If the save fails by 10 or more, and the object is at least three size categories larger than the character, the character is pinned under the fallen object. A pinned character cannot move but is not helpless. The character can make a Strength check to lift the object off him or herself or an Escape Artist check (DC 20) to get out from underneath. The GM can modify the DCs for these checks based on the circumstances.</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h text:style-name="P9" text:outline-level="3"><text:span text:style-name="T2">Table: Damage from Falling Objects</text:span></text:h>
          </table:table-cell>
          <table:covered-table-cell/>
          <table:covered-table-cell/>
          <table:covered-table-cell/>
          <table:covered-table-cell/>
        </table:table-row>
        <table:table-row table:style-name="Table2.2">
          <table:table-cell table:style-name="Table2.A2" office:value-type="string">
            <text:p text:style-name="P5"><text:span text:style-name="T8">Object Size</text:span></text:p>
          </table:table-cell>
          <table:table-cell table:style-name="Table2.A2" office:value-type="string">
            <text:p text:style-name="P5"><text:span text:style-name="T8">Examples</text:span></text:p>
          </table:table-cell>
          <table:table-cell table:style-name="Table2.A2" office:value-type="string">
            <text:p text:style-name="P4"><text:span text:style-name="T8">Initial Damage</text:span></text:p>
          </table:table-cell>
          <table:table-cell table:style-name="Table2.A2" office:value-type="string">
            <text:p text:style-name="P4"><text:span text:style-name="T8">Reflex Save DC</text:span></text:p>
          </table:table-cell>
          <table:table-cell table:style-name="Table2.A2" office:value-type="string">
            <text:p text:style-name="P4"><text:span text:style-name="T8">Strength Check DC</text:span></text:p>
          </table:table-cell>
        </table:table-row>
        <table:table-row table:style-name="Table2.2">
          <table:table-cell table:style-name="Table2.A2" office:value-type="string">
            <text:p text:style-name="P1"><text:span text:style-name="T7">Fine</text:span></text:p>
          </table:table-cell>
          <table:table-cell table:style-name="Table2.A2" office:value-type="string">
            <text:p text:style-name="P1"><text:span text:style-name="T7">Penny</text:span></text:p>
          </table:table-cell>
          <table:table-cell table:style-name="Table2.A2" office:value-type="string">
            <text:p text:style-name="P3"><text:span text:style-name="T7">0</text:span></text:p>
          </table:table-cell>
          <table:table-cell table:style-name="Table2.A2" office:value-type="string">
            <text:p text:style-name="P3"><text:span text:style-name="T7">n/a</text:span></text:p>
          </table:table-cell>
          <table:table-cell table:style-name="Table2.A2" office:value-type="string">
            <text:p text:style-name="P3"><text:span text:style-name="T7">n/a</text:span></text:p>
          </table:table-cell>
        </table:table-row>
        <table:table-row table:style-name="Table2.2">
          <table:table-cell table:style-name="Table2.A2" office:value-type="string">
            <text:p text:style-name="P1"><text:span text:style-name="T7">Diminutive</text:span></text:p>
          </table:table-cell>
          <table:table-cell table:style-name="Table2.A2" office:value-type="string">
            <text:p text:style-name="P1"><text:span text:style-name="T7">Paperweight</text:span></text:p>
          </table:table-cell>
          <table:table-cell table:style-name="Table2.A2" office:value-type="string">
            <text:p text:style-name="P3"><text:span text:style-name="T7">1</text:span></text:p>
          </table:table-cell>
          <table:table-cell table:style-name="Table2.A2" office:value-type="string">
            <text:p text:style-name="P3"><text:span text:style-name="T7">0</text:span></text:p>
          </table:table-cell>
          <table:table-cell table:style-name="Table2.A2" office:value-type="string">
            <text:p text:style-name="P3"><text:span text:style-name="T7">n/a</text:span></text:p>
          </table:table-cell>
        </table:table-row>
        <table:table-row table:style-name="Table2.2">
          <table:table-cell table:style-name="Table2.A2" office:value-type="string">
            <text:p text:style-name="P1"><text:span text:style-name="T7">Tiny</text:span></text:p>
          </table:table-cell>
          <table:table-cell table:style-name="Table2.A2" office:value-type="string">
            <text:p text:style-name="P1"><text:span text:style-name="T7">Wrench</text:span></text:p>
          </table:table-cell>
          <table:table-cell table:style-name="Table2.A2" office:value-type="string">
            <text:p text:style-name="P3"><text:span text:style-name="T7">1d3</text:span></text:p>
          </table:table-cell>
          <table:table-cell table:style-name="Table2.A2" office:value-type="string">
            <text:p text:style-name="P3"><text:span text:style-name="T7">5</text:span></text:p>
          </table:table-cell>
          <table:table-cell table:style-name="Table2.A2" office:value-type="string">
            <text:p text:style-name="P3"><text:span text:style-name="T7">n/a</text:span></text:p>
          </table:table-cell>
        </table:table-row>
        <table:table-row table:style-name="Table2.2">
          <table:table-cell table:style-name="Table2.A2" office:value-type="string">
            <text:p text:style-name="P1"><text:span text:style-name="T7">Small</text:span></text:p>
          </table:table-cell>
          <table:table-cell table:style-name="Table2.A2" office:value-type="string">
            <text:p text:style-name="P1"><text:span text:style-name="T7">Vase</text:span></text:p>
          </table:table-cell>
          <table:table-cell table:style-name="Table2.A2" office:value-type="string">
            <text:p text:style-name="P3"><text:span text:style-name="T7">1d4</text:span></text:p>
          </table:table-cell>
          <table:table-cell table:style-name="Table2.A2" office:value-type="string">
            <text:p text:style-name="P3"><text:span text:style-name="T7">10</text:span></text:p>
          </table:table-cell>
          <table:table-cell table:style-name="Table2.A2" office:value-type="string">
            <text:p text:style-name="P3"><text:span text:style-name="T7">5</text:span></text:p>
          </table:table-cell>
        </table:table-row>
        <table:table-row table:style-name="Table2.2">
          <table:table-cell table:style-name="Table2.A2" office:value-type="string">
            <text:p text:style-name="P1"><text:span text:style-name="T7">Medium-size</text:span></text:p>
          </table:table-cell>
          <table:table-cell table:style-name="Table2.A2" office:value-type="string">
            <text:p text:style-name="P1"><text:span text:style-name="T7">Briefcase</text:span></text:p>
          </table:table-cell>
          <table:table-cell table:style-name="Table2.A2" office:value-type="string">
            <text:p text:style-name="P3"><text:span text:style-name="T7">1d6</text:span></text:p>
          </table:table-cell>
          <table:table-cell table:style-name="Table2.A2" office:value-type="string">
            <text:p text:style-name="P3"><text:span text:style-name="T7">15</text:span></text:p>
          </table:table-cell>
          <table:table-cell table:style-name="Table2.A2" office:value-type="string">
            <text:p text:style-name="P3"><text:span text:style-name="T7">10</text:span></text:p>
          </table:table-cell>
        </table:table-row>
        <table:table-row table:style-name="Table2.2">
          <table:table-cell table:style-name="Table2.A2" office:value-type="string">
            <text:p text:style-name="P1"><text:span text:style-name="T7">Large</text:span></text:p>
          </table:table-cell>
          <table:table-cell table:style-name="Table2.A2" office:value-type="string">
            <text:p text:style-name="P1"><text:span text:style-name="T7">Garbage can</text:span></text:p>
          </table:table-cell>
          <table:table-cell table:style-name="Table2.A2" office:value-type="string">
            <text:p text:style-name="P3"><text:span text:style-name="T7">2d6</text:span></text:p>
          </table:table-cell>
          <table:table-cell table:style-name="Table2.A2" office:value-type="string">
            <text:p text:style-name="P3"><text:span text:style-name="T7">20</text:span></text:p>
          </table:table-cell>
          <table:table-cell table:style-name="Table2.A2" office:value-type="string">
            <text:p text:style-name="P3"><text:span text:style-name="T7">20</text:span></text:p>
          </table:table-cell>
        </table:table-row>
        <table:table-row table:style-name="Table2.2">
          <table:table-cell table:style-name="Table2.A2" office:value-type="string">
            <text:p text:style-name="P1"><text:span text:style-name="T7">Huge</text:span></text:p>
          </table:table-cell>
          <table:table-cell table:style-name="Table2.A2" office:value-type="string">
            <text:p text:style-name="P1"><text:span text:style-name="T7">Oil barrel</text:span></text:p>
          </table:table-cell>
          <table:table-cell table:style-name="Table2.A2" office:value-type="string">
            <text:p text:style-name="P3"><text:span text:style-name="T7">4d6</text:span></text:p>
          </table:table-cell>
          <table:table-cell table:style-name="Table2.A2" office:value-type="string">
            <text:p text:style-name="P3"><text:span text:style-name="T7">25</text:span></text:p>
          </table:table-cell>
          <table:table-cell table:style-name="Table2.A2" office:value-type="string">
            <text:p text:style-name="P3"><text:span text:style-name="T7">30</text:span></text:p>
          </table:table-cell>
        </table:table-row>
        <table:table-row table:style-name="Table2.2">
          <table:table-cell table:style-name="Table2.A2" office:value-type="string">
            <text:p text:style-name="P1"><text:span text:style-name="T7">Gargantuan</text:span></text:p>
          </table:table-cell>
          <table:table-cell table:style-name="Table2.A2" office:value-type="string">
            <text:p text:style-name="P1"><text:span text:style-name="T7">Piano</text:span></text:p>
          </table:table-cell>
          <table:table-cell table:style-name="Table2.A2" office:value-type="string">
            <text:p text:style-name="P3"><text:span text:style-name="T7">8d6</text:span></text:p>
          </table:table-cell>
          <table:table-cell table:style-name="Table2.A2" office:value-type="string">
            <text:p text:style-name="P3"><text:span text:style-name="T7">30</text:span></text:p>
          </table:table-cell>
          <table:table-cell table:style-name="Table2.A2" office:value-type="string">
            <text:p text:style-name="P3"><text:span text:style-name="T7">40</text:span></text:p>
          </table:table-cell>
        </table:table-row>
        <table:table-row table:style-name="Table2.2">
          <table:table-cell table:style-name="Table2.A11" office:value-type="string">
            <text:p text:style-name="P5"><text:span text:style-name="T7">Colossal</text:span></text:p>
          </table:table-cell>
          <table:table-cell table:style-name="Table2.A11" office:value-type="string">
            <text:p text:style-name="P5"><text:span text:style-name="T7">Vehicle</text:span></text:p>
          </table:table-cell>
          <table:table-cell table:style-name="Table2.A11" office:value-type="string">
            <text:p text:style-name="P4"><text:span text:style-name="T7">10d6</text:span></text:p>
          </table:table-cell>
          <table:table-cell table:style-name="Table2.A11" office:value-type="string">
            <text:p text:style-name="P4"><text:span text:style-name="T7">35</text:span></text:p>
          </table:table-cell>
          <table:table-cell table:style-name="Table2.A11" office:value-type="string">
            <text:p text:style-name="P4"><text:span text:style-name="T7">50</text:span></text:p>
          </table:table-cell>
        </table:table-row>
      </table:table>
      <text:p text:style-name="P2"/>
      <text:h text:style-name="P11" text:outline-level="2"><text:span text:style-name="T4">Poison</text:span></text:h>
      <text:p text:style-name="P1"><text:span text:style-name="T5">When a character takes damage from an attack with a poisoned weapon, touches an item smeared with contact poison, consumes a poisonous substance, inhales a poisonous gas, or is otherwise poisoned, the character must make a Fortitude saving throw. If the character fails, he or she takes the poison’s initial damage (usually ability damage). Even if the character succeeds, he or she typically faces secondary damage 1 minute later. This secondary damage also requires a Fortitude saving throw to avoid.</text:span></text:p>
      <text:p text:style-name="P1"><text:span text:style-name="T5">Poisons are detailed in the Craft(chemical) skill description.</text:span></text:p>
      <text:p text:style-name="P1"><text:span text:style-name="T5">Poisonous liquids are usually administered through injection or by application to a weapon. Poisonous gases must be inhaled to be effective. Poisonous solids are usually ingested with food or drink.</text:span></text:p>
      <text:h text:style-name="P8" text:outline-level="3"><text:span text:style-name="T6">Perils of Using Poison</text:span></text:h>
      <text:p text:style-name="P1"><text:span text:style-name="T5">A character has a 5% chance (roll of 1 on 1d20) to expose him or herself to a poison whenever the character applies it to a weapon or otherwise readies it for use. Additionally, a character who rolls a 1 on an attack roll with a poisoned weapon must succeed at a Reflex saving throw (DC 15) or accidentally poison him or herself with the weapon. </text:span></text:p>
      <text:h text:style-name="P8" text:outline-level="3"><text:span text:style-name="T6">Poison Immunity</text:span></text:h>
      <text:p text:style-name="P1"><text:span text:style-name="T5">Creatures with natural poison attacks are immune to their own poison. Nonliving creatures and creatures without metabolisms are immune to poison. Oozes and certain kinds of creatures are immune to poison, as detailed in their descriptions, though it is conceivable that a special poison could be synthesized specifically to harm them.</text:span></text:p>
      <text:p text:style-name="P2"/>
      <text:h text:style-name="P11" text:outline-level="2"><text:span text:style-name="T4">Disease</text:span></text:h>
      <text:p text:style-name="P1"><text:span text:style-name="T5">When a character is exposed to a treatable disease, the character must make an immediate Fortitude saving throw. The victim must make this roll when he or she comes into contact with an infectious carrier, touches an item smeared with diseased matter, consumes food or drink tainted with a disease, or suffers damage from a contaminated attack. If the character succeeds, the disease has no effect on him or her—the character’s immune system fights off the infection. If the character fails the save, he or she takes damage after an incubation period; once per day thereafter, the character must succeed at a Fortitude saving throw to avoid secondary damage. Two successful saving throws in a row indicate that the character has fought off the disease and recovers, taking no more damage.</text:span></text:p>
      <text:p text:style-name="P1"><text:span text:style-name="T5">The characteristics of some treatable diseases are summarized on Table: Diseases.</text:span></text:p>
      <text:p text:style-name="P1"><text:span text:style-name="T6">Type:</text:span><text:span text:style-name="T5"> The disease’s method of delivery—ingested, inhaled, or via an injury—and the DC needed to save. Some injury diseases can be transmitted by a wound as small as an insect bite. Most diseases that are inhaled can also be ingested (and vice versa).</text:span></text:p>
      <text:p text:style-name="P1"><text:span text:style-name="T6">Incubation Period:</text:span><text:span text:style-name="T5"> The amount of time before initial damage takes effect (if the victim fails his or her Fortitude save).</text:span></text:p>
      <text:p text:style-name="P1"><text:span text:style-name="T6">Initial Damage:</text:span><text:span text:style-name="T5"> The damage the victim takes after the incubation period. </text:span></text:p>
      <text:p text:style-name="P1"><text:span text:style-name="T6">Secondary Damage:</text:span><text:span text:style-name="T5"> The amount of damage the hero takes one day after taking initial damage, if he or she fails a second saving throw. This damage is taken each day the saving throw fails.</text:span></text:p>
      <text:p text:style-name="P2"/>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table:number-columns-spanned="5" office:value-type="string">
            <text:h text:style-name="P9" text:outline-level="3"><text:span text:style-name="T2">Table: Diseases</text:span></text:h>
          </table:table-cell>
          <table:covered-table-cell/>
          <table:covered-table-cell/>
          <table:covered-table-cell/>
          <table:covered-table-cell/>
        </table:table-row>
        <table:table-row table:style-name="Table3.2">
          <table:table-cell table:style-name="Table3.A2" office:value-type="string">
            <text:p text:style-name="P5"><text:span text:style-name="T8">Disease</text:span></text:p>
          </table:table-cell>
          <table:table-cell table:style-name="Table3.A2" office:value-type="string">
            <text:p text:style-name="P5"><text:span text:style-name="T8">Type</text:span></text:p>
          </table:table-cell>
          <table:table-cell table:style-name="Table3.A2" office:value-type="string">
            <text:p text:style-name="P5"><text:span text:style-name="T8">Incubation Period</text:span></text:p>
          </table:table-cell>
          <table:table-cell table:style-name="Table3.A2" office:value-type="string">
            <text:p text:style-name="P5"><text:span text:style-name="T8">Initial Damage</text:span></text:p>
          </table:table-cell>
          <table:table-cell table:style-name="Table3.A2" office:value-type="string">
            <text:p text:style-name="P5"><text:span text:style-name="T8">Secondary Damage</text:span></text:p>
          </table:table-cell>
        </table:table-row>
        <table:table-row table:style-name="Table3.2">
          <table:table-cell table:style-name="Table3.A2" office:value-type="string">
            <text:p text:style-name="P1"><text:span text:style-name="T7">Anthrax</text:span></text:p>
          </table:table-cell>
          <table:table-cell table:style-name="Table3.A2" office:value-type="string">
            <text:p text:style-name="P1"><text:span text:style-name="T7">Inhaled/Injury DC 16</text:span></text:p>
          </table:table-cell>
          <table:table-cell table:style-name="Table3.A2" office:value-type="string">
            <text:p text:style-name="P1"><text:span text:style-name="T7">1d2 days</text:span></text:p>
          </table:table-cell>
          <table:table-cell table:style-name="Table3.A2" office:value-type="string">
            <text:p text:style-name="P1"><text:span text:style-name="T7">1 Con</text:span></text:p>
          </table:table-cell>
          <table:table-cell table:style-name="Table3.A2" office:value-type="string">
            <text:p text:style-name="P1"><text:span text:style-name="T7">1d4 Con*</text:span></text:p>
          </table:table-cell>
        </table:table-row>
        <table:table-row table:style-name="Table3.2">
          <table:table-cell table:style-name="Table3.A2" office:value-type="string">
            <text:p text:style-name="P1"><text:span text:style-name="T7">Small pox</text:span></text:p>
          </table:table-cell>
          <table:table-cell table:style-name="Table3.A2" office:value-type="string">
            <text:p text:style-name="P1"><text:span text:style-name="T7">Inhaled/Contact DC 15</text:span></text:p>
          </table:table-cell>
          <table:table-cell table:style-name="Table3.A2" office:value-type="string">
            <text:p text:style-name="P1"><text:span text:style-name="T7">2d4 days</text:span></text:p>
          </table:table-cell>
          <table:table-cell table:style-name="Table3.A2" office:value-type="string">
            <text:p text:style-name="P1"><text:span text:style-name="T7">1 Str and 1 Con</text:span></text:p>
          </table:table-cell>
          <table:table-cell table:style-name="Table3.A2" office:value-type="string">
            <text:p text:style-name="P1"><text:span text:style-name="T7">1d2 Str and 1d2 Con</text:span></text:p>
          </table:table-cell>
        </table:table-row>
        <table:table-row table:style-name="Table3.2">
          <table:table-cell table:style-name="Table3.A2" office:value-type="string">
            <text:p text:style-name="P1"><text:span text:style-name="T7">Pneumonia</text:span></text:p>
          </table:table-cell>
          <table:table-cell table:style-name="Table3.A2" office:value-type="string">
            <text:p text:style-name="P1"><text:span text:style-name="T7">Inhaled DC 12</text:span></text:p>
          </table:table-cell>
          <table:table-cell table:style-name="Table3.A2" office:value-type="string">
            <text:p text:style-name="P1"><text:span text:style-name="T7">1d4 days</text:span></text:p>
          </table:table-cell>
          <table:table-cell table:style-name="Table3.A2" office:value-type="string">
            <text:p text:style-name="P1"><text:span text:style-name="T7">1 Str</text:span></text:p>
          </table:table-cell>
          <table:table-cell table:style-name="Table3.A2" office:value-type="string">
            <text:p text:style-name="P1"><text:span text:style-name="T7">1d3 Str and 1d3 Con</text:span></text:p>
          </table:table-cell>
        </table:table-row>
        <table:table-row table:style-name="Table3.2">
          <table:table-cell table:style-name="Table3.A2" office:value-type="string">
            <text:p text:style-name="P1"><text:span text:style-name="T7">Hantavirus</text:span></text:p>
          </table:table-cell>
          <table:table-cell table:style-name="Table3.A2" office:value-type="string">
            <text:p text:style-name="P1"><text:span text:style-name="T7">Injury DC 14</text:span></text:p>
          </table:table-cell>
          <table:table-cell table:style-name="Table3.A2" office:value-type="string">
            <text:p text:style-name="P1"><text:span text:style-name="T7">1 day</text:span></text:p>
          </table:table-cell>
          <table:table-cell table:style-name="Table3.A2" office:value-type="string">
            <text:p text:style-name="P1"><text:span text:style-name="T7">1d2 Str</text:span></text:p>
          </table:table-cell>
          <table:table-cell table:style-name="Table3.A2" office:value-type="string">
            <text:p text:style-name="P1"><text:span text:style-name="T7">1d2 Str* and 1d2 Con*</text:span></text:p>
          </table:table-cell>
        </table:table-row>
        <table:table-row table:style-name="Table3.2">
          <table:table-cell table:style-name="Table3.A2" office:value-type="string">
            <text:p text:style-name="P1"><text:span text:style-name="T7">Necrotizing faciitis </text:span></text:p>
          </table:table-cell>
          <table:table-cell table:style-name="Table3.A2" office:value-type="string">
            <text:p text:style-name="P1"><text:span text:style-name="T7">Contact DC 13</text:span></text:p>
          </table:table-cell>
          <table:table-cell table:style-name="Table3.A2" office:value-type="string">
            <text:p text:style-name="P1"><text:span text:style-name="T7">1d6 days</text:span></text:p>
          </table:table-cell>
          <table:table-cell table:style-name="Table3.A2" office:value-type="string">
            <text:p text:style-name="P1"><text:span text:style-name="T7">1 Con</text:span></text:p>
          </table:table-cell>
          <table:table-cell table:style-name="Table3.A2" office:value-type="string">
            <text:p text:style-name="P1"><text:span text:style-name="T7">1d3 Con*</text:span></text:p>
          </table:table-cell>
        </table:table-row>
        <table:table-row table:style-name="Table3.2">
          <table:table-cell table:style-name="Table3.A2" office:value-type="string">
            <text:p text:style-name="P1"><text:span text:style-name="T7">West Nile virus</text:span></text:p>
          </table:table-cell>
          <table:table-cell table:style-name="Table3.A2" office:value-type="string">
            <text:p text:style-name="P1"><text:span text:style-name="T7">Injury DC 12</text:span></text:p>
          </table:table-cell>
          <table:table-cell table:style-name="Table3.A2" office:value-type="string">
            <text:p text:style-name="P1"><text:span text:style-name="T7">1d4 days</text:span></text:p>
          </table:table-cell>
          <table:table-cell table:style-name="Table3.A2" office:value-type="string">
            <text:p text:style-name="P1"><text:span text:style-name="T7">1 Dex and 1 Con</text:span></text:p>
          </table:table-cell>
          <table:table-cell table:style-name="Table3.A2" office:value-type="string">
            <text:p text:style-name="P1"><text:span text:style-name="T7">1d2 Dex and 1d2 Con*</text:span></text:p>
          </table:table-cell>
        </table:table-row>
        <table:table-row table:style-name="Table3.2">
          <table:table-cell table:style-name="Table3.A2" office:value-type="string">
            <text:p text:style-name="P1"><text:span text:style-name="T7">Salmonellosis</text:span></text:p>
          </table:table-cell>
          <table:table-cell table:style-name="Table3.A2" office:value-type="string">
            <text:p text:style-name="P1"><text:span text:style-name="T7">Ingested DC 13</text:span></text:p>
          </table:table-cell>
          <table:table-cell table:style-name="Table3.A2" office:value-type="string">
            <text:p text:style-name="P1"><text:span text:style-name="T7">1 day</text:span></text:p>
          </table:table-cell>
          <table:table-cell table:style-name="Table3.A2" office:value-type="string">
            <text:p text:style-name="P1"><text:span text:style-name="T7">1 Str and 1 Dex</text:span></text:p>
          </table:table-cell>
          <table:table-cell table:style-name="Table3.A2" office:value-type="string">
            <text:p text:style-name="P1"><text:span text:style-name="T7">1 Str and 1d3 Dex</text:span></text:p>
          </table:table-cell>
        </table:table-row>
        <table:table-row table:style-name="Table3.1">
          <table:table-cell table:style-name="Table3.A10" table:number-columns-spanned="5" office:value-type="string">
            <text:p text:style-name="P5"><text:span text:style-name="T7">*If damage is sustained, make a second saving throw to avoid 1 point being permanently drained (instead of damaged).</text:span></text:p>
          </table:table-cell>
          <table:covered-table-cell/>
          <table:covered-table-cell/>
          <table:covered-table-cell/>
          <table:covered-table-cell/>
        </table:table-row>
      </table:table>
      <text:p text:style-name="P2"/>
      <text:h text:style-name="P11" text:outline-level="2"><text:span text:style-name="T4">Acid</text:span></text:h>
      <text:p text:style-name="P1"><text:span text:style-name="T5">Corrosive acids deal damage each round of exposure. The amount of damage varies depending on the acid’s strength, as noted on Table: Acid Damage.</text:span></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5"><text:span text:style-name="T8">Table: Acid Damage</text:span></text:p>
          </table:table-cell>
          <table:covered-table-cell/>
          <table:covered-table-cell/>
        </table:table-row>
        <table:table-row table:style-name="Table4.2">
          <table:table-cell table:style-name="Table4.A2" office:value-type="string">
            <text:p text:style-name="P5"><text:span text:style-name="T8">Acid Strength</text:span></text:p>
          </table:table-cell>
          <table:table-cell table:style-name="Table4.A2" office:value-type="string">
            <text:p text:style-name="P4"><text:span text:style-name="T8">Splash Attack*</text:span></text:p>
          </table:table-cell>
          <table:table-cell table:style-name="Table4.A2" office:value-type="string">
            <text:p text:style-name="P4"><text:span text:style-name="T8">Total Immersion*</text:span></text:p>
          </table:table-cell>
        </table:table-row>
        <table:table-row table:style-name="Table4.2">
          <table:table-cell table:style-name="Table4.A2" office:value-type="string">
            <text:p text:style-name="P1"><text:span text:style-name="T7">Mild</text:span></text:p>
          </table:table-cell>
          <table:table-cell table:style-name="Table4.A2" office:value-type="string">
            <text:p text:style-name="P3"><text:span text:style-name="T7">1d6</text:span></text:p>
          </table:table-cell>
          <table:table-cell table:style-name="Table4.A2" office:value-type="string">
            <text:p text:style-name="P3"><text:span text:style-name="T7">1d10</text:span></text:p>
          </table:table-cell>
        </table:table-row>
        <table:table-row table:style-name="Table4.2">
          <table:table-cell table:style-name="Table4.A2" office:value-type="string">
            <text:p text:style-name="P1"><text:span text:style-name="T7">Potent</text:span></text:p>
          </table:table-cell>
          <table:table-cell table:style-name="Table4.A2" office:value-type="string">
            <text:p text:style-name="P3"><text:span text:style-name="T7">2d6</text:span></text:p>
          </table:table-cell>
          <table:table-cell table:style-name="Table4.A2" office:value-type="string">
            <text:p text:style-name="P3"><text:span text:style-name="T7">2d10</text:span></text:p>
          </table:table-cell>
        </table:table-row>
        <table:table-row table:style-name="Table4.2">
          <table:table-cell table:style-name="Table4.A2" office:value-type="string">
            <text:p text:style-name="P1"><text:span text:style-name="T7">Concentrated</text:span></text:p>
          </table:table-cell>
          <table:table-cell table:style-name="Table4.A2" office:value-type="string">
            <text:p text:style-name="P3"><text:span text:style-name="T7">3d6</text:span></text:p>
          </table:table-cell>
          <table:table-cell table:style-name="Table4.A2" office:value-type="string">
            <text:p text:style-name="P3"><text:span text:style-name="T7">3d10</text:span></text:p>
          </table:table-cell>
        </table:table-row>
        <table:table-row table:style-name="Table4.1">
          <table:table-cell table:style-name="Table4.A6" table:number-columns-spanned="3" office:value-type="string">
            <text:p text:style-name="P5"><text:span text:style-name="T7">*Damage per round of exposure.</text:span></text:p>
          </table:table-cell>
          <table:covered-table-cell/>
          <table:covered-table-cell/>
        </table:table-row>
      </table:table>
      <text:p text:style-name="P2"/>
      <text:p text:style-name="P1"><text:span text:style-name="T5">Acid damage from an attack reduces hit points. A character fully immersed in acid takes potentially more damage per round of exposure than a character splashed with acid.</text:span></text:p>
      <text:p text:style-name="P1"><text:span text:style-name="T5">The fumes from most acids are inhaled poisons. Those who come within 5 feet of a large body of acid must make a Fortitude save (DC 15) or take 1 point of temporary Constitution damage. A second save must succeed 1 minute later to avoid taking another 1d4 points of Constitution damage.</text:span></text:p>
      <text:p text:style-name="P2"/>
      <text:h text:style-name="P11" text:outline-level="2"><text:span text:style-name="T4">Electricity</text:span></text:h>
      <text:p text:style-name="P1"><text:span text:style-name="T5">Electrical hazards come in many forms, including stun guns, downed power lines, and electric security fences. Table: Electricity Damage gives damage values for various electrical hazards based on relative voltage. A character can make a Fortitude saving throw to reduce the damage by half. If that character is not grounded or is otherwise insulated from the current, a successful save indicates that no damage is suffered.</text:span></text:p>
      <text:p text:style-name="P2"/>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h text:style-name="P9" text:outline-level="3"><text:span text:style-name="T2">Table: Electricity Damage</text:span></text:h>
          </table:table-cell>
          <table:covered-table-cell/>
          <table:covered-table-cell/>
          <table:covered-table-cell/>
        </table:table-row>
        <table:table-row table:style-name="Table5.2">
          <table:table-cell table:style-name="Table5.A2" office:value-type="string">
            <text:p text:style-name="P5"><text:span text:style-name="T8">Type</text:span></text:p>
          </table:table-cell>
          <table:table-cell table:style-name="Table5.A2" office:value-type="string">
            <text:p text:style-name="P5"><text:span text:style-name="T8">Examples</text:span></text:p>
          </table:table-cell>
          <table:table-cell table:style-name="Table5.A2" office:value-type="string">
            <text:p text:style-name="P4"><text:span text:style-name="T8">Damage</text:span></text:p>
          </table:table-cell>
          <table:table-cell table:style-name="Table5.A2" office:value-type="string">
            <text:p text:style-name="P4"><text:span text:style-name="T8">Fort DC</text:span></text:p>
          </table:table-cell>
        </table:table-row>
        <table:table-row table:style-name="Table5.2">
          <table:table-cell table:style-name="Table5.A2" office:value-type="string">
            <text:p text:style-name="P1"><text:span text:style-name="T7">Jolt</text:span></text:p>
          </table:table-cell>
          <table:table-cell table:style-name="Table5.A2" office:value-type="string">
            <text:p text:style-name="P1"><text:span text:style-name="T7">Car battery, stun gun</text:span></text:p>
          </table:table-cell>
          <table:table-cell table:style-name="Table5.A2" office:value-type="string">
            <text:p text:style-name="P3"><text:span text:style-name="T7">1d3</text:span></text:p>
          </table:table-cell>
          <table:table-cell table:style-name="Table5.A2" office:value-type="string">
            <text:p text:style-name="P3"><text:span text:style-name="T7">10</text:span></text:p>
          </table:table-cell>
        </table:table-row>
        <table:table-row table:style-name="Table5.2">
          <table:table-cell table:style-name="Table5.A2" office:value-type="string">
            <text:p text:style-name="P1"><text:span text:style-name="T7">Low voltage</text:span></text:p>
          </table:table-cell>
          <table:table-cell table:style-name="Table5.A2" office:value-type="string">
            <text:p text:style-name="P1"><text:span text:style-name="T7">Fuse box, electrical socket</text:span></text:p>
          </table:table-cell>
          <table:table-cell table:style-name="Table5.A2" office:value-type="string">
            <text:p text:style-name="P3"><text:span text:style-name="T7">2d6</text:span></text:p>
          </table:table-cell>
          <table:table-cell table:style-name="Table5.A2" office:value-type="string">
            <text:p text:style-name="P3"><text:span text:style-name="T7">15</text:span></text:p>
          </table:table-cell>
        </table:table-row>
        <table:table-row table:style-name="Table5.2">
          <table:table-cell table:style-name="Table5.A2" office:value-type="string">
            <text:p text:style-name="P1"><text:span text:style-name="T7">Medium voltage</text:span></text:p>
          </table:table-cell>
          <table:table-cell table:style-name="Table5.A2" office:value-type="string">
            <text:p text:style-name="P1"><text:span text:style-name="T7">Industrial transformer, electric fence</text:span></text:p>
          </table:table-cell>
          <table:table-cell table:style-name="Table5.A2" office:value-type="string">
            <text:p text:style-name="P3"><text:span text:style-name="T7">4d6</text:span></text:p>
          </table:table-cell>
          <table:table-cell table:style-name="Table5.A2" office:value-type="string">
            <text:p text:style-name="P3"><text:span text:style-name="T7">15</text:span></text:p>
          </table:table-cell>
        </table:table-row>
        <table:table-row table:style-name="Table5.2">
          <table:table-cell table:style-name="Table5.A6" office:value-type="string">
            <text:p text:style-name="P5"><text:span text:style-name="T7">High voltage</text:span></text:p>
          </table:table-cell>
          <table:table-cell table:style-name="Table5.A6" office:value-type="string">
            <text:p text:style-name="P5"><text:span text:style-name="T7">Power line, electric chair, lightning</text:span></text:p>
          </table:table-cell>
          <table:table-cell table:style-name="Table5.A6" office:value-type="string">
            <text:p text:style-name="P4"><text:span text:style-name="T7">8d6</text:span></text:p>
          </table:table-cell>
          <table:table-cell table:style-name="Table5.A6" office:value-type="string">
            <text:p text:style-name="P4"><text:span text:style-name="T7">2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vironment and Hazards</dc:title>
    <dc:subject>MSRD</dc:subject>
    <meta:initial-creator>AKSmith</meta:initial-creator>
    <meta:creation-date>2002-09-25T14:06:00</meta:creation-date>
    <dc:date>2003-08-27T10:21:00</dc:date>
    <meta:editing-cycles>25</meta:editing-cycles>
    <meta:editing-duration>PT39S</meta:editing-duration>
    <meta:document-statistic meta:table-count="5" meta:image-count="0" meta:object-count="0" meta:page-count="6" meta:paragraph-count="201" meta:word-count="2135" meta:character-count="12099" meta:non-whitespace-character-count="10160"/>
    <meta:generator>LibreOffice/5.4.6.2$Linux_X86_64 LibreOffice_project/40m0$Build-2</meta:generator>
    <meta:user-defined meta:name="Company">Wizards of the Coast</meta:user-defined>
    <meta:user-defined meta:name="Operator">AKSmith</meta:user-defined>
  </office:meta>
</office:document-meta>
</file>